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3</text:p>
      <text:p text:style-name="P3"><text:line-break/> Date: 27/3 -13<text:line-break/><text:line-break/> Facilitator: <text:line-break/><text:line-break/> Participants: Johan Gerdin, Andreas Wahlström, Erik Arnebäck<text:line-break/><text:line-break/>1. Objectives: </text:p>
      <text:p text:style-name="P3"><text:tab/>NA</text:p>
      <text:p text:style-name="P3"><text:line-break/>2. Reports:</text:p>
      <text:p text:style-name="P3"><text:tab/>Haven't looked much at the model.</text:p>
      <text:p text:style-name="P3"><text:tab/>AndEngine is up and running (linnea?).</text:p>
      <text:p text:style-name="P3"><text:tab/>Started writing the RAD.</text:p>
      <text:p text:style-name="P3"><text:tab/>Got a few User cases<text:line-break/><text:line-break/>3. Discussion items: </text:p>
      <text:p text:style-name="P3"><text:line-break/><text:line-break/>4. Outcomes and assignments: <text:line-break/><text:tab/></text:p>
      <text:p text:style-name="P3"><text:tab/><text:line-break/>5. Wrap up <text:line-break/><text:tab/><text:line-break/>Next meeting:<text:tab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3-27T16:51:16.02</dc:date>
    <meta:editing-duration>PT40M53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1" meta:paragraph-count="11" meta:word-count="51" meta:character-count="343"/>
  </office:meta>
</office:document-meta>
</file>